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64f8" officeooo:paragraph-rsid="000e64f8"/>
    </style:style>
    <style:style style:name="P2" style:family="paragraph" style:parent-style-name="Standard">
      <style:text-properties style:text-underline-style="solid" style:text-underline-width="auto" style:text-underline-color="font-color" officeooo:rsid="000f6c66" officeooo:paragraph-rsid="000f6c66"/>
    </style:style>
    <style:style style:name="P3" style:family="paragraph" style:parent-style-name="Standard">
      <style:text-properties style:text-underline-style="solid" style:text-underline-width="auto" style:text-underline-color="font-color" officeooo:rsid="000fdab7" officeooo:paragraph-rsid="000fdab7"/>
    </style:style>
    <style:style style:name="P4" style:family="paragraph" style:parent-style-name="Standard">
      <style:text-properties style:text-underline-style="solid" style:text-underline-width="auto" style:text-underline-color="font-color" officeooo:rsid="00147f81" officeooo:paragraph-rsid="00147f81"/>
    </style:style>
    <style:style style:name="P5" style:family="paragraph" style:parent-style-name="Standard">
      <style:text-properties style:text-underline-style="solid" style:text-underline-width="auto" style:text-underline-color="font-color" officeooo:rsid="00154b18" officeooo:paragraph-rsid="00154b18"/>
    </style:style>
    <style:style style:name="P6" style:family="paragraph" style:parent-style-name="Standard">
      <style:text-properties style:text-underline-style="solid" style:text-underline-width="auto" style:text-underline-color="font-color" officeooo:rsid="00176664" officeooo:paragraph-rsid="00176664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4a95" officeooo:paragraph-rsid="00184a9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c0e8d" officeooo:paragraph-rsid="001c0e8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f35d2" officeooo:paragraph-rsid="001f35d2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06f95" officeooo:paragraph-rsid="00206f9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226ee" officeooo:paragraph-rsid="002226ee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2c6f5" officeooo:paragraph-rsid="0022c6f5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403da" officeooo:paragraph-rsid="002403d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7af66" officeooo:paragraph-rsid="0027af6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a3017" officeooo:paragraph-rsid="002a3017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adc7a" officeooo:paragraph-rsid="002adc7a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d0149" officeooo:paragraph-rsid="002d0149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e196a" officeooo:paragraph-rsid="002e196a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e4d46" officeooo:paragraph-rsid="002e4d46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ee071" officeooo:paragraph-rsid="002ee071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56fb3" officeooo:paragraph-rsid="00356fb3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370b67" officeooo:paragraph-rsid="00370b67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394af2" officeooo:paragraph-rsid="00394af2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a615e" officeooo:paragraph-rsid="003a615e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3b2d4a" officeooo:paragraph-rsid="003b2d4a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3d2f11" officeooo:paragraph-rsid="003d2f11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4475c8" officeooo:paragraph-rsid="004475c8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3fa9f5" officeooo:paragraph-rsid="003fa9f5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40fbe7" officeooo:paragraph-rsid="0040fbe7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46dcc0" officeooo:paragraph-rsid="0046dcc0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484961" officeooo:paragraph-rsid="00484961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4a2fb2" officeooo:paragraph-rsid="004a2fb2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4a5ad3" officeooo:paragraph-rsid="004a5ad3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4b1420" officeooo:paragraph-rsid="004b1420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4c02fb" officeooo:paragraph-rsid="004c02fb" style:font-weight-asian="normal" style:font-weight-complex="normal"/>
    </style:style>
    <style:style style:name="P36" style:family="paragraph" style:parent-style-name="Standard">
      <style:text-properties style:text-underline-style="none" officeooo:rsid="000e64f8" officeooo:paragraph-rsid="000e64f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6c66"/>
    </style:style>
    <style:style style:name="T3" style:family="text">
      <style:text-properties style:text-underline-style="none" officeooo:rsid="0011117c"/>
    </style:style>
    <style:style style:name="T4" style:family="text">
      <style:text-properties style:text-underline-style="none" officeooo:rsid="00154b18"/>
    </style:style>
    <style:style style:name="T5" style:family="text">
      <style:text-properties style:text-underline-style="none" officeooo:rsid="0015e0a0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a3d42" style:font-weight-asian="normal" style:font-weight-complex="normal"/>
    </style:style>
    <style:style style:name="T8" style:family="text">
      <style:text-properties style:text-underline-style="none" fo:font-weight="normal" officeooo:rsid="001c2021" style:font-weight-asian="normal" style:font-weight-complex="normal"/>
    </style:style>
    <style:style style:name="T9" style:family="text">
      <style:text-properties style:text-underline-style="none" fo:font-weight="normal" officeooo:rsid="001caf0e" style:font-weight-asian="normal" style:font-weight-complex="normal"/>
    </style:style>
    <style:style style:name="T10" style:family="text">
      <style:text-properties style:text-underline-style="none" fo:font-weight="normal" officeooo:rsid="002226ee" style:font-weight-asian="normal" style:font-weight-complex="normal"/>
    </style:style>
    <style:style style:name="T11" style:family="text">
      <style:text-properties style:text-underline-style="none" fo:font-weight="normal" officeooo:rsid="002403da" style:font-weight-asian="normal" style:font-weight-complex="normal"/>
    </style:style>
    <style:style style:name="T12" style:family="text">
      <style:text-properties style:text-underline-style="none" fo:font-weight="normal" officeooo:rsid="0025d61c" style:font-weight-asian="normal" style:font-weight-complex="normal"/>
    </style:style>
    <style:style style:name="T13" style:family="text">
      <style:text-properties style:text-underline-style="none" fo:font-weight="normal" officeooo:rsid="00261098" style:font-weight-asian="normal" style:font-weight-complex="normal"/>
    </style:style>
    <style:style style:name="T14" style:family="text">
      <style:text-properties style:text-underline-style="none" fo:font-weight="normal" officeooo:rsid="002adc7a" style:font-weight-asian="normal" style:font-weight-complex="normal"/>
    </style:style>
    <style:style style:name="T15" style:family="text">
      <style:text-properties style:text-underline-style="none" fo:font-weight="normal" officeooo:rsid="002b80bc" style:font-weight-asian="normal" style:font-weight-complex="normal"/>
    </style:style>
    <style:style style:name="T16" style:family="text">
      <style:text-properties style:text-underline-style="none" fo:font-weight="normal" officeooo:rsid="00303d2a" style:font-weight-asian="normal" style:font-weight-complex="normal"/>
    </style:style>
    <style:style style:name="T17" style:family="text">
      <style:text-properties style:text-underline-style="none" fo:font-weight="normal" officeooo:rsid="003150b5" style:font-weight-asian="normal" style:font-weight-complex="normal"/>
    </style:style>
    <style:style style:name="T18" style:family="text">
      <style:text-properties style:text-underline-style="none" fo:font-weight="normal" officeooo:rsid="0031c301" style:font-weight-asian="normal" style:font-weight-complex="normal"/>
    </style:style>
    <style:style style:name="T19" style:family="text">
      <style:text-properties style:text-underline-style="none" fo:font-weight="normal" officeooo:rsid="00338a7b" style:font-weight-asian="normal" style:font-weight-complex="normal"/>
    </style:style>
    <style:style style:name="T20" style:family="text">
      <style:text-properties style:text-underline-style="none" officeooo:rsid="001a3d42"/>
    </style:style>
    <style:style style:name="T21" style:family="text">
      <style:text-properties style:text-underline-style="none" officeooo:rsid="001c0e8d"/>
    </style:style>
    <style:style style:name="T22" style:family="text">
      <style:text-properties style:text-underline-style="none" officeooo:rsid="0034c3d7"/>
    </style:style>
    <style:style style:name="T23" style:family="text">
      <style:text-properties style:text-underline-style="none" officeooo:rsid="00422efa"/>
    </style:style>
    <style:style style:name="T24" style:family="text">
      <style:text-properties style:text-underline-style="none" officeooo:rsid="00432fb0"/>
    </style:style>
    <style:style style:name="T25" style:family="text">
      <style:text-properties style:text-underline-style="none" officeooo:rsid="004a5ad3"/>
    </style:style>
    <style:style style:name="T26" style:family="text">
      <style:text-properties style:text-underline-style="none" officeooo:rsid="004f2a3a"/>
    </style:style>
    <style:style style:name="T27" style:family="text">
      <style:text-properties style:text-underline-style="none" officeooo:rsid="004fc8b4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61098" style:font-weight-asian="normal" style:font-weight-complex="normal"/>
    </style:style>
    <style:style style:name="T30" style:family="text">
      <style:text-properties fo:font-weight="normal" officeooo:rsid="00338a7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NAND &amp; NOR gates are readily available because they are easy to manufacture</text:p>
      <text:p text:style-name="P36">The combination of the two makes it possible to replicate any logical circuit</text:p>
      <text:p text:style-name="P36"/>
      <text:p text:style-name="P1">NAND Implementation<text:span text:style-name="T1">:</text:span></text:p>
      <text:p text:style-name="P1"><text:span text:style-name="T1"/></text:p>
      <text:p text:style-name="P1"><text:span text:style-name="T1">Inverter → symbol is </text:span><text:span text:style-name="T2">triangle</text:span><text:span text:style-name="T1"> with open circle</text:span></text:p>
      <text:p text:style-name="P1"><text:span text:style-name="T1">- x - &gt; x’</text:span></text:p>
      <text:p text:style-name="P1"><text:span text:style-name="T1">- two inputs jumpered to one signal</text:span></text:p>
      <text:p text:style-name="P1"><text:span text:style-name="T1"/></text:p>
      <text:p text:style-name="P2">OR</text:p>
      <text:p text:style-name="P2"><text:span text:style-name="T1">- two inputs</text:span></text:p>
      <text:p text:style-name="P2"><text:span text:style-name="T1">- can be built with NAND gates</text:span></text:p>
      <text:p text:style-name="P2"><text:span text:style-name="T1"/></text:p>
      <text:p text:style-name="P2"><text:span text:style-name="T1">AND_invert is essentially NAND</text:span></text:p>
      <text:p text:style-name="P3"><text:span text:style-name="T1">- F = (x.y.z)’</text:span></text:p>
      <text:p text:style-name="P3"><text:span text:style-name="T1"/></text:p>
      <text:p text:style-name="P3"><text:span text:style-name="T1">invert_OR</text:span></text:p>
      <text:p text:style-name="P3"><text:span text:style-name="T1">- x’ + y’ + z’ </text:span><text:span text:style-name="T3">= (x.y.z)’</text:span></text:p>
      <text:p text:style-name="P3"><text:span text:style-name="T3"/></text:p>
      <text:p text:style-name="P4">Function Implementation using NAND Gates<text:span text:style-name="T1">:</text:span></text:p>
      <text:p text:style-name="P4"><text:span text:style-name="T1">1) Draw the logic diagram w/ AND &amp; OR Gates, inverters, etc</text:span></text:p>
      <text:p text:style-name="P4"><text:span text:style-name="T1">2) </text:span><text:span text:style-name="T4">Replace AND with AND_invert or NAND, replace OR gates with invert_OR</text:span></text:p>
      <text:p text:style-name="P5"><text:span text:style-name="T1">3) </text:span><text:span text:style-name="T5">Compensate for the circles</text:span></text:p>
      <text:p text:style-name="P5"><text:span text:style-name="T5"/></text:p>
      <text:p text:style-name="P6"><text:span text:style-name="T5">E</text:span><text:span text:style-name="T1">x:</text:span></text:p>
      <text:p text:style-name="P6"><text:span text:style-name="T1">F = AB + A’C + BC’ + C</text:span></text:p>
      <text:p text:style-name="P6"><text:span text:style-name="T1"/></text:p>
      <text:p text:style-name="P6"><text:span text:style-name="T1">AB → NAND</text:span></text:p>
      <text:p text:style-name="P6"><text:span text:style-name="T1"><text:tab/><text:tab/><text:tab/>→</text:span></text:p>
      <text:p text:style-name="P6"><text:span text:style-name="T1">A’C → NAND<text:tab/><text:tab/>All going to OR gate (If you need the complement just negate output with NAND)</text:span></text:p>
      <text:p text:style-name="P6"><text:span text:style-name="T1"><text:tab/><text:tab/><text:tab/>→</text:span></text:p>
      <text:p text:style-name="P6"><text:span text:style-name="T1">BC’ → NAND</text:span></text:p>
      <text:p text:style-name="P6"><text:span text:style-name="T1"/></text:p>
      <text:p text:style-name="P6"><text:span text:style-name="T1">C <text:s text:c="4"/>→ <text:tab/><text:tab/>→ <text:tab/>Need to compensate for circle on C </text:span><text:span text:style-name="T21">by making it C’</text:span></text:p>
      <text:p text:style-name="P6"><text:span text:style-name="T1"/></text:p>
      <text:p text:style-name="P7"><text:span text:style-name="T1">Need to review this in text –</text:span><text:span text:style-name="T20"> pay attention to level of gates</text:span></text:p>
      <text:p text:style-name="P7"><text:span text:style-name="T7"/></text:p>
      <text:p text:style-name="P8"><text:span text:style-name="T7">E</text:span><text:span text:style-name="T6">x:</text:span></text:p>
      <text:p text:style-name="P8"><text:span text:style-name="T6">F = A(CD + B) + BC’</text:span></text:p>
      <text:p text:style-name="P8"><text:span text:style-name="T6"/></text:p>
      <text:p text:style-name="P8"><text:span text:style-name="T6">CD<text:tab/>→ NAND</text:span></text:p>
      <text:p text:style-name="P8"><text:span text:style-name="T6"><text:tab/><text:tab/><text:tab/></text:span><text:span text:style-name="T8">CD NOR B’</text:span></text:p>
      <text:p text:style-name="P8"><text:span text:style-name="T6">B<text:tab/>→ NAND </text:span><text:span text:style-name="T8">(compensate for NOR with B’)</text:span></text:p>
      <text:p text:style-name="P8"><text:span text:style-name="T6"><text:tab/><text:tab/><text:tab/><text:tab/><text:tab/><text:tab/></text:span><text:span text:style-name="T8">A NAND (CD + B’)</text:span></text:p>
      <text:p text:style-name="P8"><text:span text:style-name="T6">A<text:tab/>→ NAND<text:tab/><text:tab/><text:tab/></text:span></text:p>
      <text:p text:style-name="P8"><text:span text:style-name="T6"><text:tab/><text:tab/><text:tab/><text:tab/><text:tab/><text:tab/><text:tab/><text:tab/><text:tab/><text:tab/></text:span><text:span text:style-name="T8">BC’ NOR (</text:span><text:span text:style-name="T9">A NAND (CD + B’))</text:span></text:p>
      <text:p text:style-name="P8"><text:span text:style-name="T6">BC’<text:tab/>→ NAND</text:span></text:p>
      <text:p text:style-name="P8"><text:span text:style-name="T6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oft-page-break/><text:span text:style-name="T28">NOR Implementation</text:span><text:span text:style-name="T6">:</text:span></text:p>
      <text:p text:style-name="P9"><text:span text:style-name="T6"/></text:p>
      <text:p text:style-name="P10"><text:span text:style-name="T28">NOT</text:span><text:span text:style-name="T6">: </text:span><text:span text:style-name="T10">jumper a NOR gate</text:span></text:p>
      <text:p text:style-name="P10"><text:span text:style-name="T6">A → (A+A)’ = A’</text:span></text:p>
      <text:p text:style-name="P10"><text:span text:style-name="T6"/></text:p>
      <text:p text:style-name="P10"><text:span text:style-name="T28">OR</text:span><text:span text:style-name="T6">: </text:span><text:span text:style-name="T10">NOR gate followed by jumpered NOR gate(NOT)</text:span></text:p>
      <text:p text:style-name="P10"><text:span text:style-name="T6">A’</text:span></text:p>
      <text:p text:style-name="P10"><text:span text:style-name="T6"><text:tab/>→ (A+B)’<text:tab/>→ (A+B)’’ = A+B</text:span></text:p>
      <text:p text:style-name="P10"><text:span text:style-name="T6">B</text:span></text:p>
      <text:p text:style-name="P10"><text:span text:style-name="T6"/></text:p>
      <text:p text:style-name="P11"><text:span text:style-name="T28">AND</text:span><text:span text:style-name="T6">: </text:span><text:span text:style-name="T12">two jumpered NOR gates (NOTs) followed by NOR gate</text:span></text:p>
      <text:p text:style-name="P11"><text:span text:style-name="T6">A<text:tab/></text:span><text:span text:style-name="T11">-&gt;</text:span></text:p>
      <text:p text:style-name="P13"><text:span text:style-name="T6">B<text:tab/>-&gt;</text:span></text:p>
      <text:p text:style-name="P11"><text:span text:style-name="T6"/></text:p>
      <text:p text:style-name="P12"><text:span text:style-name="T28">OR_invert</text:span><text:span text:style-name="T6">: </text:span><text:span text:style-name="T13">3 inputs to (A + B + C)’</text:span></text:p>
      <text:p text:style-name="P12"><text:span text:style-name="T6"/></text:p>
      <text:p text:style-name="P13"><text:span text:style-name="T28">Invert_AND</text:span><text:span text:style-name="T6">: </text:span><text:span text:style-name="T13">3 inputs to (A + B + C)’</text:span></text:p>
      <text:p text:style-name="P13"><text:span text:style-name="T13"/></text:p>
      <text:p text:style-name="P14"><text:span text:style-name="T29">N</text:span><text:span text:style-name="T28">OR Implementation</text:span><text:span text:style-name="T6">:</text:span></text:p>
      <text:p text:style-name="P14"><text:span text:style-name="T6">1) Draw logic diagram using AND &amp; OR gates</text:span></text:p>
      <text:p text:style-name="P14"><text:span text:style-name="T6">2) Replace OR w/ OR_invert</text:span></text:p>
      <text:p text:style-name="P14"><text:span text:style-name="T6">3) </text:span><text:span text:style-name="T14">Replace AND w/ invert_AND</text:span></text:p>
      <text:p text:style-name="P16"><text:span text:style-name="T14">4</text:span><text:span text:style-name="T6">) </text:span><text:span text:style-name="T15">Compensate for circles</text:span></text:p>
      <text:p text:style-name="P14"><text:span text:style-name="T6"/></text:p>
      <text:p text:style-name="P15"><text:span text:style-name="T6">Ex:</text:span></text:p>
      <text:p text:style-name="P17"><text:span text:style-name="T6">F = (AC + DE)(B + D).C</text:span></text:p>
      <text:p text:style-name="P17"><text:span text:style-name="T6"/></text:p>
      <text:p text:style-name="P17"><text:span text:style-name="T1">Need to go over k-map stuff –</text:span><text:span text:style-name="T22"> understand how to use it and for what purpose</text:span></text:p>
      <text:p text:style-name="P21"><text:span text:style-name="T22">- </text:span><text:span text:style-name="T1">Sum of product vs Product of Sums</text:span></text:p>
      <text:p text:style-name="P17"><text:span text:style-name="T6"/></text:p>
      <text:p text:style-name="P18"><text:span text:style-name="T6">Ex:</text:span></text:p>
      <text:p text:style-name="P18"><text:span text:style-name="T6">F = (A + B’)(C + D)</text:span></text:p>
      <text:p text:style-name="P18"><text:span text:style-name="T6">Get F’ in 2 level NOR Implementation</text:span></text:p>
      <text:p text:style-name="P18"><text:span text:style-name="T6"/></text:p>
      <text:p text:style-name="P19"><text:span text:style-name="T6">F’ = A’B + C’D’</text:span></text:p>
      <text:p text:style-name="P19"><text:span text:style-name="T16"><text:tab/>CD→<text:tab/></text:span><text:span text:style-name="T17">0</text:span><text:span text:style-name="T18">0</text:span><text:span text:style-name="T17"><text:tab/>01<text:tab/>11<text:tab/>10</text:span><text:span text:style-name="T6"><text:tab/></text:span></text:p>
      <text:p text:style-name="P19"><text:span text:style-name="T16">AB</text:span><text:span text:style-name="T6"><text:tab/></text:span></text:p>
      <text:p text:style-name="P20"><text:span text:style-name="T6">00<text:tab/><text:tab/></text:span><text:span text:style-name="T19">0<text:tab/>1<text:tab/>1<text:tab/>1</text:span></text:p>
      <text:p text:style-name="P20"><text:span text:style-name="T6">01<text:tab/><text:tab/></text:span><text:span text:style-name="T19">0<text:tab/>0<text:tab/>0<text:tab/>0<text:tab/></text:span></text:p>
      <text:p text:style-name="P20"><text:span text:style-name="T6">11<text:tab/><text:tab/></text:span><text:span text:style-name="T19">0<text:tab/>1<text:tab/>1<text:tab/>1</text:span></text:p>
      <text:p text:style-name="P20"><text:span text:style-name="T6">10<text:tab/><text:tab/></text:span><text:span text:style-name="T19">0<text:tab/>1<text:tab/>1<text:tab/>1</text:span></text:p>
      <text:p text:style-name="P20"><text:span text:style-name="T19"/></text:p>
      <text:p text:style-name="P22"><text:span text:style-name="T30">E</text:span><text:span text:style-name="T28">xclusive_OR Function</text:span><text:span text:style-name="T6">: XOR (symbol = + in a circle)</text:span></text:p>
      <text:p text:style-name="P22"><text:span text:style-name="T6">x XOR y = xy’ + x’y</text:span></text:p>
      <text:p text:style-name="P23"><text:span text:style-name="T1">Complement of XOR is always 1</text:span></text:p>
      <text:p text:style-name="P23"><text:span text:style-name="T6"/></text:p>
      <text:p text:style-name="P24"><text:span text:style-name="T6">XOR Commutative: A XOR B = B XOR A</text:span></text:p>
      <text:p text:style-name="P24"><text:span text:style-name="T6">XOR Associative: (A XOR B) XOR C = A XOR (B XOR C)</text:span></text:p>
      <text:p text:style-name="P24"><text:span text:style-name="T6"/></text:p>
      <text:p text:style-name="P25"><text:span text:style-name="T6">XOR Gates are difficult to fabricate – can construct with other types of gates</text:span></text:p>
      <text:p text:style-name="P26"><text:span text:style-name="T1">x XOR y = xy’ + x’y</text:span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8"><text:soft-page-break/><text:span text:style-name="T1">Ex:</text:span></text:p>
      <text:p text:style-name="P29"><text:span text:style-name="T1">F <text:tab/>= (A XOR B) XOR C</text:span></text:p>
      <text:p text:style-name="P29"><text:span text:style-name="T1"><text:tab/></text:span><text:span text:style-name="T23">= (AB’ + A’B) XOR C</text:span></text:p>
      <text:p text:style-name="P29"><text:span text:style-name="T23"><text:tab/>= (AB’ + A’B)C’ + (AB’ + A’B)’C</text:span></text:p>
      <text:p text:style-name="P29"><text:span text:style-name="T23"><text:tab/>= AB’C’ + A’BC’ + [(A’+B).(A+B’)]C</text:span></text:p>
      <text:p text:style-name="P29"><text:span text:style-name="T23"><text:tab/>= AB’C’+A’BC’ + [A’A’ + A’B’ + AB + B.B’]C</text:span></text:p>
      <text:p text:style-name="P29"><text:span text:style-name="T23"><text:tab/>= AB’C’ + A’BC’ + </text:span><text:span text:style-name="T24">A’B’C + ABC</text:span></text:p>
      <text:p text:style-name="P29"><text:span text:style-name="T24"/></text:p>
      <text:p text:style-name="P27"><text:span text:style-name="T24">H</text:span><text:span text:style-name="T1">omework: F = (A XOR B) XOR (C XOR D) ← Truth Table and expanded function</text:span></text:p>
      <text:p text:style-name="P27"><text:span text:style-name="T1"/></text:p>
      <text:p text:style-name="P30">Parity Bit<text:span text:style-name="T1">:</text:span></text:p>
      <text:p text:style-name="P30"><text:span text:style-name="T1">Used for error detection during transmission of binary information</text:span></text:p>
      <text:p text:style-name="P31"><text:span text:style-name="T1">Is an </text:span>extra bit<text:span text:style-name="T1"> to make # of 1s even or odd</text:span></text:p>
      <text:p text:style-name="P31"><text:span text:style-name="T1"/></text:p>
      <text:p text:style-name="P31"><text:span text:style-name="T1">The circuit that </text:span>generates<text:span text:style-name="T1"> the parity bit in the transmitter is called the </text:span>parity generator</text:p>
      <text:p text:style-name="P31"><text:span text:style-name="T1"/></text:p>
      <text:p text:style-name="P31"><text:span text:style-name="T1">The circuit that </text:span>checks<text:span text:style-name="T1"> the parity bit in the receiver is called the </text:span>parity checker</text:p>
      <text:p text:style-name="P31"><text:span text:style-name="T1"/></text:p>
      <text:p text:style-name="P32"><text:span text:style-name="T1">Ex:</text:span></text:p>
      <text:p text:style-name="P32"><text:span text:style-name="T1">3 bit msg</text:span></text:p>
      <text:p text:style-name="P32"><text:span text:style-name="T1"/></text:p>
      <text:p text:style-name="P32"><text:span text:style-name="T1"><text:tab/>x<text:tab/>y<text:tab/>z<text:tab/>P</text:span></text:p>
      <text:p text:style-name="P32"><text:span text:style-name="T1">0<text:tab/>0<text:tab/>0<text:tab/>0<text:tab/>0</text:span></text:p>
      <text:p text:style-name="P32"><text:span text:style-name="T1">1<text:tab/>0<text:tab/>0<text:tab/>1<text:tab/>1</text:span></text:p>
      <text:p text:style-name="P32"><text:span text:style-name="T1">2<text:tab/>0<text:tab/>1<text:tab/>0<text:tab/>1</text:span></text:p>
      <text:p text:style-name="P32"><text:span text:style-name="T1">3<text:tab/>0<text:tab/>1<text:tab/>1<text:tab/>0</text:span></text:p>
      <text:p text:style-name="P32"><text:span text:style-name="T1">4<text:tab/>1<text:tab/>0<text:tab/>0<text:tab/>1</text:span></text:p>
      <text:p text:style-name="P32"><text:span text:style-name="T1">5<text:tab/>1<text:tab/>0<text:tab/>1<text:tab/></text:span><text:span text:style-name="T25">0</text:span></text:p>
      <text:p text:style-name="P32"><text:span text:style-name="T1">6<text:tab/></text:span><text:span text:style-name="T25">1<text:tab/>1<text:tab/>0<text:tab/>0</text:span></text:p>
      <text:p text:style-name="P32"><text:span text:style-name="T1">7<text:tab/></text:span><text:span text:style-name="T25">1<text:tab/>1<text:tab/>1<text:tab/>1</text:span></text:p>
      <text:p text:style-name="P32"><text:span text:style-name="T1"/></text:p>
      <text:p text:style-name="P32"><text:span text:style-name="T1">3 bit msg w/ P → even parity</text:span></text:p>
      <text:p text:style-name="P32"><text:span text:style-name="T1">p → odd function</text:span></text:p>
      <text:p text:style-name="P32"><text:span text:style-name="T1">whenever P = 1 → # of 1s odd</text:span></text:p>
      <text:p text:style-name="P32"><text:span text:style-name="T1">whenever P = 0 → # of 1s even</text:span></text:p>
      <text:p text:style-name="P32"><text:span text:style-name="T1"/></text:p>
      <text:p text:style-name="P33"><text:span text:style-name="T1">P = x XOR y XOR z</text:span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4"><text:soft-page-break/><text:span text:style-name="T1">Ex:</text:span></text:p>
      <text:p text:style-name="P34"><text:span text:style-name="T1">3 bit msg w/ P → destination</text:span></text:p>
      <text:p text:style-name="P34"><text:span text:style-name="T1">parity checker → check for errors</text:span></text:p>
      <text:p text:style-name="P34"><text:span text:style-name="T1">Parity Checker: if # of 1s even → 0 O.K.</text:span></text:p>
      <text:p text:style-name="P34"><text:span text:style-name="T1">Parity Checker: if # of 0s odd → <text:s text:c="2"/>1 error</text:span></text:p>
      <text:p text:style-name="P34"><text:span text:style-name="T1"/></text:p>
      <text:p text:style-name="P35"><text:span text:style-name="T1">3 bit msg w/ Pari</text:span><text:span text:style-name="T27">ty: see photos for parity checker truth t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9:58:40.297000000</meta:creation-date>
    <meta:generator>LibreOffice/5.3.1.2$Windows_X86_64 LibreOffice_project/e80a0e0fd1875e1696614d24c32df0f95f03deb2</meta:generator>
    <dc:date>2017-04-27T11:24:08.948000000</dc:date>
    <meta:editing-duration>PT1H25M2S</meta:editing-duration>
    <meta:editing-cycles>63</meta:editing-cycles>
    <meta:document-statistic meta:table-count="0" meta:image-count="0" meta:object-count="0" meta:page-count="4" meta:paragraph-count="108" meta:word-count="684" meta:character-count="2936" meta:non-whitespace-character-count="2303"/>
  </office:meta>
</office:document-meta>
</file>